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5bd74" officeooo:paragraph-rsid="0015bd74"/>
    </style:style>
    <style:style style:name="P3" style:family="paragraph" style:parent-style-name="Standard">
      <style:text-properties officeooo:rsid="00194b38" officeooo:paragraph-rsid="00194b38"/>
    </style:style>
    <style:style style:name="P4" style:family="paragraph" style:parent-style-name="Standard">
      <style:text-properties officeooo:rsid="0037c708" officeooo:paragraph-rsid="0037c708"/>
    </style:style>
    <style:style style:name="P5" style:family="paragraph" style:parent-style-name="Standard">
      <style:text-properties officeooo:rsid="003a9da7" officeooo:paragraph-rsid="003a9da7"/>
    </style:style>
    <style:style style:name="P6" style:family="paragraph" style:parent-style-name="Text_20_body">
      <style:text-properties officeooo:rsid="003a9da7" officeooo:paragraph-rsid="003a9da7"/>
    </style:style>
    <style:style style:name="P7" style:family="paragraph" style:parent-style-name="Text_20_body">
      <style:text-properties officeooo:paragraph-rsid="003a9da7"/>
    </style:style>
    <style:style style:name="P8" style:family="paragraph" style:parent-style-name="Standard">
      <style:text-properties officeooo:rsid="00401b50" officeooo:paragraph-rsid="00401b50"/>
    </style:style>
    <style:style style:name="P9" style:family="paragraph" style:parent-style-name="Standard">
      <style:text-properties officeooo:rsid="002f8699" officeooo:paragraph-rsid="002f8699"/>
    </style:style>
    <style:style style:name="P10" style:family="paragraph" style:parent-style-name="Standard">
      <style:text-properties officeooo:paragraph-rsid="002f8699"/>
    </style:style>
    <style:style style:name="P11" style:family="paragraph" style:parent-style-name="Standard">
      <style:text-properties officeooo:rsid="00401b50" officeooo:paragraph-rsid="00401b50"/>
    </style:style>
    <style:style style:name="P12" style:family="paragraph" style:parent-style-name="Standard">
      <style:text-properties fo:font-size="12pt" officeooo:rsid="00401b50" officeooo:paragraph-rsid="002f8699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rsid="00401b50" officeooo:paragraph-rsid="002f8699" style:font-size-asian="12pt" style:font-size-complex="12pt"/>
    </style:style>
    <style:style style:name="P14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5" style:family="paragraph" style:parent-style-name="Standard">
      <style:text-properties officeooo:rsid="0013131e" officeooo:paragraph-rsid="0013131e"/>
    </style:style>
    <style:style style:name="P16" style:family="paragraph" style:parent-style-name="Standard">
      <style:paragraph-properties fo:break-before="page"/>
      <style:text-properties officeooo:rsid="0013131e" officeooo:paragraph-rsid="0013131e"/>
    </style:style>
    <style:style style:name="P17" style:family="paragraph" style:parent-style-name="Standard">
      <style:text-properties officeooo:rsid="003a9da7" officeooo:paragraph-rsid="003a9da7"/>
    </style:style>
    <style:style style:name="P18" style:family="paragraph" style:parent-style-name="Standard">
      <style:paragraph-properties fo:break-before="page"/>
      <style:text-properties officeooo:rsid="003a9da7" officeooo:paragraph-rsid="003a9da7"/>
    </style:style>
    <style:style style:name="P19" style:family="paragraph" style:parent-style-name="Standard">
      <style:text-properties officeooo:rsid="0027a78e" officeooo:paragraph-rsid="0027a78e"/>
    </style:style>
    <style:style style:name="P20" style:family="paragraph" style:parent-style-name="Standard">
      <style:paragraph-properties fo:break-before="page"/>
      <style:text-properties officeooo:rsid="0027a78e" officeooo:paragraph-rsid="0027a78e"/>
    </style:style>
    <style:style style:name="P21" style:family="paragraph" style:parent-style-name="Standard">
      <style:text-properties officeooo:rsid="001a788f" officeooo:paragraph-rsid="001a788f"/>
    </style:style>
    <style:style style:name="P22" style:family="paragraph" style:parent-style-name="Standard">
      <style:text-properties officeooo:rsid="0015bd74" officeooo:paragraph-rsid="0015bd74"/>
    </style:style>
    <style:style style:name="P23" style:family="paragraph" style:parent-style-name="Standard">
      <style:text-properties officeooo:paragraph-rsid="0044b329"/>
    </style:style>
    <style:style style:name="P24" style:family="paragraph" style:parent-style-name="Standard">
      <style:text-properties officeooo:rsid="0044b329" officeooo:paragraph-rsid="0044b329"/>
    </style:style>
    <style:style style:name="P25" style:family="paragraph" style:parent-style-name="Standard">
      <style:text-properties officeooo:rsid="0037c708" officeooo:paragraph-rsid="0037c708"/>
    </style:style>
    <style:style style:name="P26" style:family="paragraph" style:parent-style-name="Standard">
      <style:text-properties officeooo:rsid="00102c03" officeooo:paragraph-rsid="00102c03"/>
    </style:style>
    <style:style style:name="P27" style:family="paragraph" style:parent-style-name="Standard">
      <style:text-properties officeooo:rsid="002d0784" officeooo:paragraph-rsid="002d0784"/>
    </style:style>
    <style:style style:name="P28" style:family="paragraph" style:parent-style-name="Standard">
      <style:text-properties officeooo:rsid="00194b38" officeooo:paragraph-rsid="00194b38"/>
    </style:style>
    <style:style style:name="P29" style:family="paragraph" style:parent-style-name="Standard">
      <style:text-properties officeooo:rsid="001795f4" officeooo:paragraph-rsid="001795f4"/>
    </style:style>
    <style:style style:name="P30" style:family="paragraph" style:parent-style-name="Standard">
      <style:text-properties officeooo:rsid="0012d82c" officeooo:paragraph-rsid="0012d82c"/>
    </style:style>
    <style:style style:name="P31" style:family="paragraph" style:parent-style-name="Standard">
      <style:text-properties officeooo:rsid="0012d82c" officeooo:paragraph-rsid="0013131e"/>
    </style:style>
    <style:style style:name="P32" style:family="paragraph" style:parent-style-name="Standard">
      <style:text-properties officeooo:rsid="00302810" officeooo:paragraph-rsid="00302810"/>
    </style:style>
    <style:style style:name="P33" style:family="paragraph" style:parent-style-name="Standard">
      <style:text-properties officeooo:rsid="0028b296" officeooo:paragraph-rsid="0028b296"/>
    </style:style>
    <style:style style:name="P34" style:family="paragraph" style:parent-style-name="Standard">
      <style:text-properties officeooo:rsid="00228157" officeooo:paragraph-rsid="00228157"/>
    </style:style>
    <style:style style:name="P35" style:family="paragraph" style:parent-style-name="Standard">
      <style:text-properties officeooo:rsid="00219f9d" officeooo:paragraph-rsid="00219f9d"/>
    </style:style>
    <style:style style:name="P36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37" style:family="paragraph" style:parent-style-name="Text_20_body">
      <style:text-properties officeooo:rsid="003bd77a" officeooo:paragraph-rsid="003bd77a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tyle="normal" fo:font-weight="normal" officeooo:rsid="004b0ef9" fo:background-color="transparent" loext:char-shading-value="0" loext:padding="0cm" loext:border="none"/>
    </style:style>
    <style:style style:name="T7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4b4b4b" loext:opacity="100%" style:font-name="Arial" fo:font-size="10.5pt" fo:letter-spacing="normal" fo:font-style="normal" fo:font-weight="normal" officeooo:rsid="004b73ef"/>
    </style:style>
    <style:style style:name="T9" style:family="text">
      <style:text-properties fo:font-variant="normal" fo:text-transform="none" fo:color="#4b4b4b" loext:opacity="100%" style:font-name="Arial" fo:font-size="10.5pt" fo:letter-spacing="normal" fo:font-style="normal" fo:font-weight="normal" officeooo:rsid="00401b50"/>
    </style:style>
    <style:style style:name="T10" style:family="text">
      <style:text-properties fo:font-variant="normal" fo:text-transform="none" fo:color="#4b4b4b" loext:opacity="100%" style:font-name="Arial" fo:letter-spacing="normal" fo:font-style="normal" fo:font-weight="normal"/>
    </style:style>
    <style:style style:name="T11" style:family="text">
      <style:text-properties fo:font-variant="normal" fo:text-transform="none" fo:color="#4b4b4b" loext:opacity="100%" style:font-name="Arial" fo:letter-spacing="normal" fo:font-style="normal" fo:font-weight="normal" officeooo:rsid="00401b50"/>
    </style:style>
    <style:style style:name="T12" style:family="text">
      <style:text-properties fo:font-variant="normal" fo:text-transform="none" fo:color="#4b4b4b" loext:opacity="100%" style:font-name="Arial" fo:font-size="12pt" fo:letter-spacing="normal" fo:font-style="normal" fo:font-weight="normal" officeooo:rsid="00401b50" style:font-size-asian="12pt" style:font-size-complex="12pt"/>
    </style:style>
    <style:style style:name="T13" style:family="text">
      <style:text-properties fo:font-variant="normal" fo:text-transform="none" fo:color="#4b4b4b" loext:opacity="100%" fo:letter-spacing="normal" fo:font-style="normal" fo:font-weight="normal"/>
    </style:style>
    <style:style style:name="T14" style:family="text">
      <style:text-properties fo:font-variant="normal" fo:text-transform="none" fo:color="#4b4b4b" loext:opacity="100%" fo:font-size="12pt" fo:letter-spacing="normal" fo:font-style="normal" fo:font-weight="normal" officeooo:rsid="00401b50" style:font-size-asian="12pt" style:font-size-complex="12pt"/>
    </style:style>
    <style:style style:name="T15" style:family="text">
      <style:text-properties fo:font-variant="normal" fo:text-transform="none" fo:color="#4b4b4b" loext:opacity="100%" style:font-name="Liberation Serif" fo:font-size="12pt" fo:letter-spacing="normal" fo:font-style="normal" fo:font-weight="normal" officeooo:rsid="00401b50" style:font-size-asian="12pt" style:font-size-complex="12pt"/>
    </style:style>
    <style:style style:name="T16" style:family="text">
      <style:text-properties fo:font-variant="normal" fo:text-transform="none" fo:color="#dd1144" loext:opacity="100%" style:font-name="Menlo" fo:font-size="9pt" fo:letter-spacing="normal" fo:font-style="normal" fo:font-weight="normal" officeooo:rsid="004b73ef" fo:background-color="#f7f7f9" loext:char-shading-value="0" loext:padding-left="0.106cm" loext:padding-right="0.106cm" loext:padding-top="0.053cm" loext:padding-bottom="0.053cm" loext:border="0.06pt solid #e1e1e8"/>
    </style:style>
    <style:style style:name="T1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106cm" loext:padding-right="0.106cm" loext:padding-top="0.053cm" loext:padding-bottom="0.053cm" loext:border="0.06pt solid #e1e1e8"/>
    </style:style>
    <style:style style:name="T18" style:family="text">
      <style:text-properties fo:font-variant="normal" fo:text-transform="none" fo:color="#dd1144" loext:opacity="100%" style:font-name="Menlo" fo:font-size="9pt" fo:letter-spacing="normal" fo:font-style="normal" fo:font-weight="normal" officeooo:rsid="00401b50" fo:background-color="#f7f7f9" loext:char-shading-value="0" loext:padding-left="0.106cm" loext:padding-right="0.106cm" loext:padding-top="0.053cm" loext:padding-bottom="0.053cm" loext:border="0.06pt solid #e1e1e8"/>
    </style:style>
    <style:style style:name="T19" style:family="text">
      <style:text-properties fo:font-variant="normal" fo:text-transform="none" fo:color="#dd1144" loext:opacity="100%" style:font-name="Menlo" fo:letter-spacing="normal" fo:font-style="normal" fo:font-weight="normal" officeooo:rsid="00401b50" fo:background-color="#f7f7f9" loext:char-shading-value="0" loext:padding-left="0.106cm" loext:padding-right="0.106cm" loext:padding-top="0.053cm" loext:padding-bottom="0.053cm" loext:border="0.06pt solid #e1e1e8"/>
    </style:style>
    <style:style style:name="T20" style:family="text">
      <style:text-properties fo:font-variant="normal" fo:text-transform="none" fo:color="#dd1144" loext:opacity="100%" style:font-name="Menlo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21" style:family="text">
      <style:text-properties fo:font-variant="normal" fo:text-transform="none" fo:color="#dd1144" loext:opacity="100%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22" style:family="text">
      <style:text-properties fo:font-variant="normal" fo:text-transform="none" fo:color="#dd1144" loext:opacity="100%" style:font-name="Liberation Serif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401b50" style:font-size-asian="12pt" style:font-size-complex="12pt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28" style:family="text">
      <style:text-properties officeooo:rsid="0019913c"/>
    </style:style>
    <style:style style:name="T29" style:family="text">
      <style:text-properties officeooo:rsid="001bcd97"/>
    </style:style>
    <style:style style:name="T30" style:family="text">
      <style:text-properties officeooo:rsid="001d1356"/>
    </style:style>
    <style:style style:name="T31" style:family="text">
      <style:text-properties officeooo:rsid="00206358"/>
    </style:style>
    <style:style style:name="T32" style:family="text">
      <style:text-properties officeooo:rsid="002bbc5a"/>
    </style:style>
    <style:style style:name="T33" style:family="text">
      <style:text-properties officeooo:rsid="0033cfb4"/>
    </style:style>
    <style:style style:name="T34" style:family="text">
      <style:text-properties officeooo:rsid="0035ceae"/>
    </style:style>
    <style:style style:name="T35" style:family="text">
      <style:text-properties officeooo:rsid="00362fbf"/>
    </style:style>
    <style:style style:name="T36" style:family="text">
      <style:text-properties officeooo:rsid="003e2fc3"/>
    </style:style>
    <style:style style:name="T37" style:family="text">
      <style:text-properties officeooo:rsid="0044b329"/>
    </style:style>
    <style:style style:name="T38" style:family="text">
      <style:text-properties officeooo:rsid="00461845"/>
    </style:style>
    <style:style style:name="T39" style:family="text">
      <style:text-properties officeooo:rsid="0046a4a5"/>
    </style:style>
    <style:style style:name="T40" style:family="text">
      <style:text-properties officeooo:rsid="00473cf3"/>
    </style:style>
    <style:style style:name="T41" style:family="text">
      <style:text-properties officeooo:rsid="0048e108"/>
    </style:style>
    <style:style style:name="T42" style:family="text">
      <style:text-properties officeooo:rsid="004b73ef"/>
    </style:style>
    <style:style style:name="T43" style:family="text">
      <style:text-properties officeooo:rsid="00401b50"/>
    </style:style>
    <style:style style:name="T44" style:family="text">
      <style:text-properties fo:font-size="12pt" officeooo:rsid="00401b50" style:font-size-asian="12pt" style:font-size-complex="12pt"/>
    </style:style>
    <style:style style:name="T45" style:family="text">
      <style:text-properties style:font-name="Liberation Serif"/>
    </style:style>
    <style:style style:name="T46" style:family="text">
      <style:text-properties fo:color="#000000" loext:opacity="100%" style:font-name="Liberation Serif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30">In Ubuntu Software:</text:p>
      <text:p text:style-name="P31">Arduino</text:p>
      <text:p text:style-name="P15">Terminator (sudo apt install terminator)</text:p>
      <text:p text:style-name="P30">Brave (Optional, browser without adds)</text:p>
      <text:p text:style-name="P30"/>
      <text:p text:style-name="P21">Install pip:</text:p>
      <text:p text:style-name="P21">sudo apt install python3-pip</text:p>
      <text:p text:style-name="P21"/>
      <text:p text:style-name="P35">Install VS Code:<text:line-break/>sudo snap install code –classic</text:p>
      <text:p text:style-name="P34">Install VS Code Extensions:</text:p>
      <text:p text:style-name="P34">ROS – Developer has to be Microsoft</text:p>
      <text:p text:style-name="P34">Python – Developer has to be Microsoft</text:p>
      <text:p text:style-name="P33">Turn on auto save: File -&gt; Auto Save OR File -&gt; Preferences -&gt; Settings →(Write “auto save”) -&gt; Select afterDelay</text:p>
      <text:p text:style-name="P33"/>
      <text:p text:style-name="P32">Install Dynamixel Wizard:</text:p>
      <text:p text:style-name="P32">https://emanual.robotis.com/docs/en/software/dynamixel/dynamixel_wizard2/</text:p>
      <text:p text:style-name="P30"/>
      <text:p text:style-name="P29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3">To create a <text:span text:style-name="T28">github</text:span> SSH authentication key follow this tutorial, but DO NOT PUT PASSWORD, it Enter when asked for password:</text:p>
      <text:p text:style-name="P3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27">Arduino Libraries:</text:p>
      <text:p text:style-name="P27">Sketch → Include Libraries → Manage Libraries</text:p>
      <text:p text:style-name="P27">Adafruit NeoPixel</text:p>
      <text:p text:style-name="P1"/>
      <text:p text:style-name="P2">Install ROS2 humble:</text:p>
      <text:p text:style-name="P2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2"/>
      <text:p text:style-name="P2">Follow Tutorials (include ROS2 installation): </text:p>
      <text:p text:style-name="P2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2"/>
      <text:p text:style-name="P2">This tutorial includes a lot more than intalling ROS2 and subs and pubs examples, it does:</text:p>
      <text:p text:style-name="P2">- adds ws sources to ~/.bashrc</text:p>
      <text:p text:style-name="P2"/>
      <text:p text:style-name="P4">To work with UFACTORY xArm 6:</text:p>
      <text:p text:style-name="P4">- <text:a xlink:type="simple" xlink:href="https://www.ufactory.cc/ufactory-studio/" text:style-name="Internet_20_link" text:visited-style-name="Visited_20_Internet_20_Link">https://www.ufactory.cc/ufactory-studio/</text:a></text:p>
      <text:p text:style-name="P4">- Download Linux</text:p>
      <text:p text:style-name="P2"/>
      <text:p text:style-name="P2"><text:soft-page-break/></text:p>
      <text:p text:style-name="P8">To install realsense-viewer:</text:p>
      <text:p text:style-name="P24"/>
      <text:p text:style-name="P24">Follow the following link until the part that states: "Uninstalling the packages" </text:p>
      <text:p text:style-name="P8">https://github.com/IntelRealSense/librealsense/blob/master/doc/distribution_linux.md</text:p>
      <text:p text:style-name="P8"/>
      <text:p text:style-name="P8">To install librealsense<text:span text:style-name="T37">and some more necessary libraries</text:span>:</text:p>
      <text:p text:style-name="P24">First follow these instructions:</text:p>
      <text:p text:style-name="P8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3"><text:span text:style-name="T37">Then follow the “</text:span><text:span text:style-name="T2">Step 3: Install Intel® RealSense™ ROS2 wrapper</text:span><text:span text:style-name="T37">”:</text:span></text:p>
      <text:p text:style-name="P8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PACKAGES:</text:p>
      <text:p text:style-name="P9"/>
      <text:p text:style-name="P9"><text:tab/><text:span text:style-name="T42">If you have error s</text:span><text:span text:style-name="T43">uch as th</text:span><text:span text:style-name="T44">e following when doing colcon build:</text:span></text:p>
      <text:p text:style-name="P12">Finished &lt;&lt;&lt; charmie_point_cloud [10.3s]</text:p>
      <text:p text:style-name="P12">--- stderr: char<text:span text:style-name="T46">mie_restaurant <text:s text:c="47"/></text:span></text:p>
      <text:p text:style-name="P13">/home/charmie/.local/lib/python3.10/site-packages/setuptools/command/easy_install.py:157: EasyInstallDeprecationWarning: easy_install command is deprecated. Use build and pip and other standards-based tools.</text:p>
      <text:p text:style-name="P13"><text:s text:c="2"/>warnings.warn(</text:p>
      <text:p text:style-name="P13"/>
      <text:p text:style-name="P13"><text:tab/>It means that you have the wrong version of setuptools. For ROS a specific version must be installed: <text:span text:style-name="T23">setup tools version 58.2.0 ( last version to work with ros2 python packages without any warnings)</text:span></text:p>
      <text:p text:style-name="P13"><text:span text:style-name="T23"/></text:p>
      <text:p text:style-name="P10"><text:span text:style-name="T26"><text:tab/></text:span><text:span text:style-name="Source_20_Text"><text:span text:style-name="T27">pip install setuptools==58.2.0</text:span></text:span><text:span text:style-name="T26"> ( all above versions do not work )</text:span></text:p>
      <text:p text:style-name="P13"><text:span text:style-name="T23"/></text:p>
      <text:p text:style-name="P13"><text:span text:style-name="T23"><text:tab/>Please check for more info: https://answers.ros.org/question/396439/setuptoolsdeprecationwarning-setuppy-install-is-deprecated-use-build-and-pip-and-other-standards-based-tools/</text:span></text:p>
      <text:p text:style-name="P9"><text:span text:style-name="T8"/></text:p>
      <text:p text:style-name="P9"/>
      <text:p text:style-name="P9"><text:tab/>low_level:</text:p>
      <text:p text:style-name="P9"><text:tab/><text:tab/>pip install pyserial</text:p>
      <text:p text:style-name="P9"><text:tab/><text:span text:style-name="T33">ps4_controller:</text:span></text:p>
      <text:p text:style-name="P9"><text:tab/><text:tab/>pip install pyPS4Controller</text:p>
      <text:p text:style-name="P2"><text:tab/><text:span text:style-name="T34">neck_dynamixel:</text:span></text:p>
      <text:p text:style-name="P2"><text:tab/><text:tab/>pip install dynamixel-sdk</text:p>
      <text:p text:style-name="P2"/>
      <text:p text:style-name="P2"><text:tab/><text:span text:style-name="T35">xarm:</text:span></text:p>
      <text:p text:style-name="P2"><text:tab/><text:tab/><text:span text:style-name="T35">Follow steps in: https://github.com/xArm-Developer/xarm_ros2/tree/humble?tab=readme-ov-file</text:span></text:p>
      <text:p text:style-name="P2"><text:tab/><text:tab/>sudo apt install ros-foxy-xacro ros-foxy-joint-state-publisher-gui</text:p>
      <text:p text:style-name="P2"><text:tab/><text:tab/>sudo apt install ros-foxy-gazebo-ros-pkgs</text:p>
      <text:p text:style-name="P2"><text:soft-page-break/><text:tab/><text:tab/>sudo apt install ros-foxy-ros2-control ros-foxy-ros2-controllers ros-foxy-gazebo-ros2-control</text:p>
      <text:p text:style-name="P2"><text:tab/><text:tab/></text:p>
      <text:p text:style-name="P2"/>
      <text:p text:style-name="P2"><text:tab/><text:span text:style-name="T36">yolos:</text:span></text:p>
      <text:p text:style-name="P2"><text:tab/><text:tab/>pip install ultralytics</text:p>
      <text:p text:style-name="P2"><text:tab/><text:tab/><text:span text:style-name="T40">to get the characteristics in yolo_pose:</text:span></text:p>
      <text:p text:style-name="P2"><text:tab/><text:tab/><text:tab/><text:span text:style-name="T40">pip install keras</text:span></text:p>
      <text:p text:style-name="P2"><text:tab/><text:tab/><text:tab/><text:span text:style-name="T41">pip install tensorflow</text:span></text:p>
      <text:p text:style-name="P2"/>
      <text:p text:style-name="P2"/>
      <text:p text:style-name="P2"><text:tab/><text:span text:style-name="T38">audio:</text:span></text:p>
      <text:p text:style-name="P2"><text:tab/><text:tab/>pip install SpeechRecognition</text:p>
      <text:p text:style-name="P2"><text:tab/><text:tab/>pip install pulsectl</text:p>
      <text:p text:style-name="P2"><text:tab/><text:tab/>sudo apt-get install portaudio19-dev</text:p>
      <text:p text:style-name="P2"><text:tab/><text:tab/>pip install PyAudio</text:p>
      <text:p text:style-name="P2"><text:tab/><text:tab/><text:tab/><text:span text:style-name="T39">if you get an ffmpeg error:</text:span></text:p>
      <text:p text:style-name="P2"><text:tab/><text:tab/><text:tab/><text:tab/><text:span text:style-name="Source_20_Text"><text:span text:style-name="T5">sudo apt update</text:span></text:span></text:p>
      <text:p text:style-name="P2"><text:span text:style-name="Source_20_Text"><text:span text:style-name="T5"><text:tab/><text:tab/><text:tab/><text:tab/>sudo apt install ffmpeg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tab/></text:span></text:span><text:span text:style-name="Source_20_Text"><text:span text:style-name="T6">receptionist:</text:span></text:span></text:p>
      <text:p text:style-name="P2"><text:span text:style-name="Source_20_Text"><text:span text:style-name="T6"><text:tab/><text:tab/>pip install face_recognition</text:span></text:span></text:p>
      <text:p text:style-name="P2"><text:tab/><text:tab/><text:tab/></text:p>
      <text:p text:style-name="P2"/>
      <text:p text:style-name="P2"/>
      <text:p text:style-name="P21">speakers novos:</text:p>
      <text:p text:style-name="P21">- pip install TTS</text:p>
      <text:p text:style-name="P21">- export PATH=$PATH:/home/utilizador/.local/bin <text:span text:style-name="T30">(s</text:span><text:span text:style-name="T31">o</text:span><text:span text:style-name="T30"> tts commands can be used in terminal) </text:span></text:p>
      <text:p text:style-name="P21">- <text:span text:style-name="T29">pip install pydub</text:span></text:p>
      <text:p text:style-name="P21">- <text:span text:style-name="T31">(editar depois install espeak)</text:span></text:p>
      <text:p text:style-name="P21">- <text:span text:style-name="T32">pip install pygame</text:span></text:p>
      <text:p text:style-name="P20">Possible ROS2 Errors:</text:p>
      <text:p text:style-name="P19"/>
      <text:p text:style-name="P19">When doing colcon build after creating the first package:</text:p>
      <text:p text:style-name="P19"/>
      <text:p text:style-name="P19">“/usr/lib/python3/dist-packages/setuptools/command/install.py:34: SetuptoolsDeprecationWarning: setup.py install is deprecated. Use build and pip and other standards-based tools.</text:p>
      <text:p text:style-name="P19"><text:s text:c="2"/>warnings.warn(</text:p>
      <text:p text:style-name="P19">---”</text:p>
      <text:p text:style-name="P19">pip3 list | grep setuptools</text:p>
      <text:p text:style-name="P19">pip3 install setuptools==58.2.0</text:p>
      <text:p text:style-name="P19">pip3 list | grep setuptools</text:p>
      <text:p text:style-name="P19"/>
      <text:p text:style-name="P19"/>
      <text:p text:style-name="P18">Links for new team members:</text:p>
      <text:p text:style-name="P5"><text:a xlink:type="simple" xlink:href="mailto:RoboCup@Home" text:style-name="Internet_20_link" text:visited-style-name="Visited_20_Internet_20_Link"/></text:p>
      <text:p text:style-name="P5"><text:a xlink:type="simple" xlink:href="mailto:RoboCup@Home" text:style-name="Internet_20_link" text:visited-style-name="Visited_20_Internet_20_Link">RoboCup@Home</text:a> official website:</text:p>
      <text:p text:style-name="P5"><text:a xlink:type="simple" xlink:href="https://athome.robocup.org/" text:style-name="Internet_20_link" text:visited-style-name="Visited_20_Internet_20_Link">https://athome.robocup.org/</text:a></text:p>
      <text:p text:style-name="P5"/>
      <text:p text:style-name="P5"><text:a xlink:type="simple" xlink:href="mailto:RoboCup@Home" text:style-name="Internet_20_link" text:visited-style-name="Visited_20_Internet_20_Link">RoboCup@Home</text:a> official Github:</text:p>
      <text:p text:style-name="P5"><text:a xlink:type="simple" xlink:href="https://github.com/RoboCupAtHome/" text:style-name="Internet_20_link" text:visited-style-name="Visited_20_Internet_20_Link">https://github.com/RoboCupAtHome/</text:a></text:p>
      <text:p text:style-name="P5"/>
      <text:p text:style-name="P5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5"/>
      <text:p text:style-name="P5">CHARMIE Project Github:</text:p>
      <text:p text:style-name="P5"><text:a xlink:type="simple" xlink:href="https://github.com/SparkRibeiro21/charmie_ws" text:style-name="Internet_20_link" text:visited-style-name="Visited_20_Internet_20_Link">https://github.com/SparkRibeiro21/charmie_ws</text:a></text:p>
      <text:p text:style-name="P5"/>
      <text:p text:style-name="P5">CHARMIE Dataset:</text:p>
      <text:p text:style-name="P5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5"/>
      <text:p text:style-name="P5">Requirements nos vossos Pcs:</text:p>
      <text:p text:style-name="P14">OS: Ubuntu 22.04 LTS (Aconselho vivamente que façam dualboot, máquina virtual vai dar erros no ROS)</text:p>
      <text:p text:style-name="P14"/>
      <text:p text:style-name="P36">ROS2: Humble </text:p>
      <text:p text:style-name="P36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6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36"/>
      <text:p text:style-name="P7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37"><text:span text:style-name="T2">(Isto vemos depois, </text:span><text:span text:style-name="T3">para já podem ir analisar as características do braço</text:span><text:span text:style-name="T2">)</text:span></text:p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Terminator Keyboard Shortcuts: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4:38:48.829790897</meta:creation-date>
    <dc:date>2024-06-25T12:03:07.025448202</dc:date>
    <meta:editing-duration>P5DT12H50M36S</meta:editing-duration>
    <meta:editing-cycles>25</meta:editing-cycles>
    <meta:generator>LibreOffice/7.3.7.2$Linux_X86_64 LibreOffice_project/30$Build-2</meta:generator>
    <meta:document-statistic meta:table-count="1" meta:image-count="0" meta:object-count="0" meta:page-count="6" meta:paragraph-count="140" meta:word-count="657" meta:character-count="5618" meta:non-whitespace-character-count="4981"/>
  </office:meta>
</office:document-meta>
</file>